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0.46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R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set</text:p>
          </table:table-cell>
          <table:table-cell table:style-name="ce1" office:value-type="string" calcext:value-type="string">
            <text:p>number</text:p>
          </table:table-cell>
          <table:table-cell office:value-type="float" office:value="5000" calcext:value-type="float">
            <text:p>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ize</text:p>
          </table:table-cell>
          <table:table-cell table:number-columns-repeated="2" office:value-type="float" office:value="131072" calcext:value-type="float">
            <text:p>1310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ansactions</text:p>
          </table:table-cell>
          <table:table-cell office:value-type="float" office:value="20000" calcext:value-type="float">
            <text:p>2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read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write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1880.25 MB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R/W: 512 Byt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ative Linux</text:p>
          </table:table-cell>
          <table:table-cell/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Hermitux</text:p>
          </table:table-cell>
          <table:table-cell/>
          <table:table-cell office:value-type="string" calcext:value-type="string">
            <text:p>Osv</text:p>
          </table:table-cell>
          <table:table-cell/>
          <table:table-cell office:value-type="string" calcext:value-type="string">
            <text:p>Rump</text:p>
          </table:table-cell>
          <table:table-cell/>
          <table:table-cell office:value-type="string" calcext:value-type="string">
            <text:p>MiniF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/>
          <table:table-cell office:value-type="float" office:value="2.680233" calcext:value-type="float">
            <text:p>2.680233</text:p>
          </table:table-cell>
          <table:table-cell office:value-type="float" office:value="1.874648" calcext:value-type="float">
            <text:p>1.874648</text:p>
          </table:table-cell>
          <table:table-cell table:number-columns-repeated="2"/>
          <table:table-cell office:value-type="float" office:value="15.61" calcext:value-type="float">
            <text:p>15.61</text:p>
          </table:table-cell>
          <table:table-cell office:value-type="float" office:value="12.27" calcext:value-type="float">
            <text:p>12.27</text:p>
          </table:table-cell>
          <table:table-cell office:value-type="float" office:value="53.381338" calcext:value-type="float">
            <text:p>53.381338</text:p>
          </table:table-cell>
          <table:table-cell office:value-type="float" office:value="45.42657" calcext:value-type="float">
            <text:p>45.42657</text:p>
          </table:table-cell>
          <table:table-cell office:value-type="float" office:value="21.488094" calcext:value-type="float">
            <text:p>21.488094</text:p>
          </table:table-cell>
          <table:table-cell office:value-type="float" office:value="14.974259" calcext:value-type="float">
            <text:p>14.974259</text:p>
          </table:table-cell>
          <table:table-cell office:value-type="float" office:value="3.656354" calcext:value-type="float">
            <text:p>3.656354</text:p>
          </table:table-cell>
          <table:table-cell office:value-type="float" office:value="2.289542" calcext:value-type="float">
            <text:p>2.289542</text:p>
          </table:table-cell>
        </table:table-row>
        <table:table-row table:style-name="ro1">
          <table:table-cell/>
          <table:table-cell office:value-type="float" office:value="2.684669" calcext:value-type="float">
            <text:p>2.684669</text:p>
          </table:table-cell>
          <table:table-cell office:value-type="float" office:value="1.878189" calcext:value-type="float">
            <text:p>1.878189</text:p>
          </table:table-cell>
          <table:table-cell table:number-columns-repeated="2"/>
          <table:table-cell office:value-type="float" office:value="16.61" calcext:value-type="float">
            <text:p>16.61</text:p>
          </table:table-cell>
          <table:table-cell office:value-type="float" office:value="12.26" calcext:value-type="float">
            <text:p>12.26</text:p>
          </table:table-cell>
          <table:table-cell office:value-type="float" office:value="55.49124" calcext:value-type="float">
            <text:p>55.49124</text:p>
          </table:table-cell>
          <table:table-cell office:value-type="float" office:value="48.056348" calcext:value-type="float">
            <text:p>48.056348</text:p>
          </table:table-cell>
          <table:table-cell office:value-type="float" office:value="21.466158" calcext:value-type="float">
            <text:p>21.466158</text:p>
          </table:table-cell>
          <table:table-cell office:value-type="float" office:value="14.95944" calcext:value-type="float">
            <text:p>14.95944</text:p>
          </table:table-cell>
          <table:table-cell office:value-type="float" office:value="3.523788" calcext:value-type="float">
            <text:p>3.523788</text:p>
          </table:table-cell>
          <table:table-cell office:value-type="float" office:value="2.256932" calcext:value-type="float">
            <text:p>2.256932</text:p>
          </table:table-cell>
        </table:table-row>
        <table:table-row table:style-name="ro1">
          <table:table-cell/>
          <table:table-cell office:value-type="float" office:value="2.68261" calcext:value-type="float">
            <text:p>2.68261</text:p>
          </table:table-cell>
          <table:table-cell office:value-type="float" office:value="1.877505" calcext:value-type="float">
            <text:p>1.877505</text:p>
          </table:table-cell>
          <table:table-cell table:number-columns-repeated="2"/>
          <table:table-cell office:value-type="float" office:value="15.56" calcext:value-type="float">
            <text:p>15.56</text:p>
          </table:table-cell>
          <table:table-cell office:value-type="float" office:value="12.25" calcext:value-type="float">
            <text:p>12.25</text:p>
          </table:table-cell>
          <table:table-cell office:value-type="float" office:value="48.97182" calcext:value-type="float">
            <text:p>48.97182</text:p>
          </table:table-cell>
          <table:table-cell office:value-type="float" office:value="42.455057" calcext:value-type="float">
            <text:p>42.455057</text:p>
          </table:table-cell>
          <table:table-cell office:value-type="float" office:value="21.447066" calcext:value-type="float">
            <text:p>21.447066</text:p>
          </table:table-cell>
          <table:table-cell office:value-type="float" office:value="14.947403" calcext:value-type="float">
            <text:p>14.947403</text:p>
          </table:table-cell>
          <table:table-cell office:value-type="float" office:value="3.559647" calcext:value-type="float">
            <text:p>3.559647</text:p>
          </table:table-cell>
          <table:table-cell office:value-type="float" office:value="2.250512" calcext:value-type="float">
            <text:p>2.250512</text:p>
          </table:table-cell>
        </table:table-row>
        <table:table-row table:style-name="ro1">
          <table:table-cell/>
          <table:table-cell office:value-type="float" office:value="2.679988" calcext:value-type="float">
            <text:p>2.679988</text:p>
          </table:table-cell>
          <table:table-cell office:value-type="float" office:value="1.875412" calcext:value-type="float">
            <text:p>1.875412</text:p>
          </table:table-cell>
          <table:table-cell table:number-columns-repeated="2"/>
          <table:table-cell office:value-type="float" office:value="15.63" calcext:value-type="float">
            <text:p>15.63</text:p>
          </table:table-cell>
          <table:table-cell office:value-type="float" office:value="12.27" calcext:value-type="float">
            <text:p>12.27</text:p>
          </table:table-cell>
          <table:table-cell office:value-type="float" office:value="52.603208" calcext:value-type="float">
            <text:p>52.603208</text:p>
          </table:table-cell>
          <table:table-cell office:value-type="float" office:value="45.851423" calcext:value-type="float">
            <text:p>45.851423</text:p>
          </table:table-cell>
          <table:table-cell office:value-type="float" office:value="21.51032" calcext:value-type="float">
            <text:p>21.51032</text:p>
          </table:table-cell>
          <table:table-cell office:value-type="float" office:value="14.998113" calcext:value-type="float">
            <text:p>14.998113</text:p>
          </table:table-cell>
          <table:table-cell office:value-type="float" office:value="3.585123" calcext:value-type="float">
            <text:p>3.585123</text:p>
          </table:table-cell>
          <table:table-cell office:value-type="float" office:value="2.233742" calcext:value-type="float">
            <text:p>2.233742</text:p>
          </table:table-cell>
        </table:table-row>
        <table:table-row table:style-name="ro1">
          <table:table-cell/>
          <table:table-cell office:value-type="float" office:value="2.678948" calcext:value-type="float">
            <text:p>2.678948</text:p>
          </table:table-cell>
          <table:table-cell office:value-type="float" office:value="1.874532" calcext:value-type="float">
            <text:p>1.874532</text:p>
          </table:table-cell>
          <table:table-cell table:number-columns-repeated="2"/>
          <table:table-cell office:value-type="float" office:value="15.53" calcext:value-type="float">
            <text:p>15.53</text:p>
          </table:table-cell>
          <table:table-cell office:value-type="float" office:value="12.21" calcext:value-type="float">
            <text:p>12.21</text:p>
          </table:table-cell>
          <table:table-cell office:value-type="float" office:value="51.888792" calcext:value-type="float">
            <text:p>51.888792</text:p>
          </table:table-cell>
          <table:table-cell office:value-type="float" office:value="44.776055" calcext:value-type="float">
            <text:p>44.776055</text:p>
          </table:table-cell>
          <table:table-cell office:value-type="float" office:value="21.507926" calcext:value-type="float">
            <text:p>21.507926</text:p>
          </table:table-cell>
          <table:table-cell office:value-type="float" office:value="14.99055" calcext:value-type="float">
            <text:p>14.99055</text:p>
          </table:table-cell>
          <table:table-cell office:value-type="float" office:value="3.560992" calcext:value-type="float">
            <text:p>3.560992</text:p>
          </table:table-cell>
          <table:table-cell office:value-type="float" office:value="2.234869" calcext:value-type="float">
            <text:p>2.234869</text:p>
          </table:table-cell>
        </table:table-row>
        <table:table-row table:style-name="ro1">
          <table:table-cell/>
          <table:table-cell office:value-type="float" office:value="2.679411" calcext:value-type="float">
            <text:p>2.679411</text:p>
          </table:table-cell>
          <table:table-cell office:value-type="float" office:value="1.874762" calcext:value-type="float">
            <text:p>1.874762</text:p>
          </table:table-cell>
          <table:table-cell table:number-columns-repeated="2"/>
          <table:table-cell office:value-type="float" office:value="15.59" calcext:value-type="float">
            <text:p>15.59</text:p>
          </table:table-cell>
          <table:table-cell office:value-type="float" office:value="12.23" calcext:value-type="float">
            <text:p>12.23</text:p>
          </table:table-cell>
          <table:table-cell office:value-type="float" office:value="50.329816" calcext:value-type="float">
            <text:p>50.329816</text:p>
          </table:table-cell>
          <table:table-cell office:value-type="float" office:value="43.794086" calcext:value-type="float">
            <text:p>43.794086</text:p>
          </table:table-cell>
          <table:table-cell office:value-type="float" office:value="21.475387" calcext:value-type="float">
            <text:p>21.475387</text:p>
          </table:table-cell>
          <table:table-cell office:value-type="float" office:value="14.961809" calcext:value-type="float">
            <text:p>14.961809</text:p>
          </table:table-cell>
          <table:table-cell office:value-type="float" office:value="3.525546" calcext:value-type="float">
            <text:p>3.525546</text:p>
          </table:table-cell>
          <table:table-cell office:value-type="float" office:value="2.253777" calcext:value-type="float">
            <text:p>2.253777</text:p>
          </table:table-cell>
        </table:table-row>
        <table:table-row table:style-name="ro1">
          <table:table-cell/>
          <table:table-cell office:value-type="float" office:value="2.680487" calcext:value-type="float">
            <text:p>2.680487</text:p>
          </table:table-cell>
          <table:table-cell office:value-type="float" office:value="1.875224" calcext:value-type="float">
            <text:p>1.875224</text:p>
          </table:table-cell>
          <table:table-cell table:number-columns-repeated="2"/>
          <table:table-cell office:value-type="float" office:value="15.64" calcext:value-type="float">
            <text:p>15.64</text:p>
          </table:table-cell>
          <table:table-cell office:value-type="float" office:value="12.29" calcext:value-type="float">
            <text:p>12.29</text:p>
          </table:table-cell>
          <table:table-cell office:value-type="float" office:value="52.694894" calcext:value-type="float">
            <text:p>52.694894</text:p>
          </table:table-cell>
          <table:table-cell office:value-type="float" office:value="46.111052" calcext:value-type="float">
            <text:p>46.111052</text:p>
          </table:table-cell>
          <table:table-cell office:value-type="float" office:value="21.46496" calcext:value-type="float">
            <text:p>21.46496</text:p>
          </table:table-cell>
          <table:table-cell office:value-type="float" office:value="14.962261" calcext:value-type="float">
            <text:p>14.962261</text:p>
          </table:table-cell>
          <table:table-cell office:value-type="float" office:value="3.488834" calcext:value-type="float">
            <text:p>3.488834</text:p>
          </table:table-cell>
          <table:table-cell office:value-type="float" office:value="2.268317" calcext:value-type="float">
            <text:p>2.268317</text:p>
          </table:table-cell>
        </table:table-row>
        <table:table-row table:style-name="ro1">
          <table:table-cell/>
          <table:table-cell office:value-type="float" office:value="2.691969" calcext:value-type="float">
            <text:p>2.691969</text:p>
          </table:table-cell>
          <table:table-cell office:value-type="float" office:value="1.886487" calcext:value-type="float">
            <text:p>1.886487</text:p>
          </table:table-cell>
          <table:table-cell table:number-columns-repeated="2"/>
          <table:table-cell office:value-type="float" office:value="15.63" calcext:value-type="float">
            <text:p>15.63</text:p>
          </table:table-cell>
          <table:table-cell office:value-type="float" office:value="12.3" calcext:value-type="float">
            <text:p>12.3</text:p>
          </table:table-cell>
          <table:table-cell office:value-type="float" office:value="49.001474" calcext:value-type="float">
            <text:p>49.001474</text:p>
          </table:table-cell>
          <table:table-cell office:value-type="float" office:value="42.1601" calcext:value-type="float">
            <text:p>42.1601</text:p>
          </table:table-cell>
          <table:table-cell office:value-type="float" office:value="21.451332" calcext:value-type="float">
            <text:p>21.451332</text:p>
          </table:table-cell>
          <table:table-cell office:value-type="float" office:value="14.953821" calcext:value-type="float">
            <text:p>14.953821</text:p>
          </table:table-cell>
          <table:table-cell office:value-type="float" office:value="3.573955" calcext:value-type="float">
            <text:p>3.573955</text:p>
          </table:table-cell>
          <table:table-cell office:value-type="float" office:value="2.234082" calcext:value-type="float">
            <text:p>2.234082</text:p>
          </table:table-cell>
        </table:table-row>
        <table:table-row table:style-name="ro1">
          <table:table-cell/>
          <table:table-cell office:value-type="float" office:value="2.686644" calcext:value-type="float">
            <text:p>2.686644</text:p>
          </table:table-cell>
          <table:table-cell office:value-type="float" office:value="1.881142" calcext:value-type="float">
            <text:p>1.881142</text:p>
          </table:table-cell>
          <table:table-cell table:number-columns-repeated="2"/>
          <table:table-cell office:value-type="float" office:value="15.55" calcext:value-type="float">
            <text:p>15.55</text:p>
          </table:table-cell>
          <table:table-cell office:value-type="float" office:value="12.21" calcext:value-type="float">
            <text:p>12.21</text:p>
          </table:table-cell>
          <table:table-cell office:value-type="float" office:value="48.984674" calcext:value-type="float">
            <text:p>48.984674</text:p>
          </table:table-cell>
          <table:table-cell office:value-type="float" office:value="42.153866" calcext:value-type="float">
            <text:p>42.153866</text:p>
          </table:table-cell>
          <table:table-cell office:value-type="float" office:value="21.45427" calcext:value-type="float">
            <text:p>21.45427</text:p>
          </table:table-cell>
          <table:table-cell office:value-type="float" office:value="14.952342" calcext:value-type="float">
            <text:p>14.952342</text:p>
          </table:table-cell>
          <table:table-cell office:value-type="float" office:value="3.565656" calcext:value-type="float">
            <text:p>3.565656</text:p>
          </table:table-cell>
          <table:table-cell office:value-type="float" office:value="2.342127" calcext:value-type="float">
            <text:p>2.342127</text:p>
          </table:table-cell>
        </table:table-row>
        <table:table-row table:style-name="ro1">
          <table:table-cell/>
          <table:table-cell office:value-type="float" office:value="2.685294" calcext:value-type="float">
            <text:p>2.685294</text:p>
          </table:table-cell>
          <table:table-cell office:value-type="float" office:value="1.880134" calcext:value-type="float">
            <text:p>1.880134</text:p>
          </table:table-cell>
          <table:table-cell table:number-columns-repeated="2"/>
          <table:table-cell office:value-type="float" office:value="15.58" calcext:value-type="float">
            <text:p>15.58</text:p>
          </table:table-cell>
          <table:table-cell office:value-type="float" office:value="12.24" calcext:value-type="float">
            <text:p>12.24</text:p>
          </table:table-cell>
          <table:table-cell office:value-type="float" office:value="52.122143" calcext:value-type="float">
            <text:p>52.122143</text:p>
          </table:table-cell>
          <table:table-cell office:value-type="float" office:value="45.393948" calcext:value-type="float">
            <text:p>45.393948</text:p>
          </table:table-cell>
          <table:table-cell office:value-type="float" office:value="21.437633" calcext:value-type="float">
            <text:p>21.437633</text:p>
          </table:table-cell>
          <table:table-cell office:value-type="float" office:value="14.941544" calcext:value-type="float">
            <text:p>14.941544</text:p>
          </table:table-cell>
          <table:table-cell office:value-type="float" office:value="3.488702" calcext:value-type="float">
            <text:p>3.488702</text:p>
          </table:table-cell>
          <table:table-cell office:value-type="float" office:value="2.242684" calcext:value-type="float">
            <text:p>2.24268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2:.B21])" office:value-type="float" office:value="2.6830253" calcext:value-type="float">
            <text:p>2.6830253</text:p>
          </table:table-cell>
          <table:table-cell table:formula="of:=AVERAGE([.C12:.C21])" office:value-type="float" office:value="1.8778035" calcext:value-type="float">
            <text:p>1.8778035</text:p>
          </table:table-cell>
          <table:table-cell table:number-columns-repeated="2"/>
          <table:table-cell table:formula="of:=AVERAGE([.F12:.F21])" office:value-type="float" office:value="15.693" calcext:value-type="float">
            <text:p>15.693</text:p>
          </table:table-cell>
          <table:table-cell table:formula="of:=AVERAGE([.G12:.G21])" office:value-type="float" office:value="12.253" calcext:value-type="float">
            <text:p>12.253</text:p>
          </table:table-cell>
          <table:table-cell table:formula="of:=AVERAGE([.H12:.H21])" office:value-type="float" office:value="51.5469399" calcext:value-type="float">
            <text:p>51.5469399</text:p>
          </table:table-cell>
          <table:table-cell table:formula="of:=AVERAGE([.I12:.I21])" office:value-type="float" office:value="44.6178505" calcext:value-type="float">
            <text:p>44.6178505</text:p>
          </table:table-cell>
          <table:table-cell table:formula="of:=AVERAGE([.J12:.J21])" office:value-type="float" office:value="21.4703146" calcext:value-type="float">
            <text:p>21.4703146</text:p>
          </table:table-cell>
          <table:table-cell table:formula="of:=AVERAGE([.K12:.K21])" office:value-type="float" office:value="14.9641542" calcext:value-type="float">
            <text:p>14.9641542</text:p>
          </table:table-cell>
          <table:table-cell table:formula="of:=AVERAGE([.L12:.L21])" office:value-type="float" office:value="3.5528597" calcext:value-type="float">
            <text:p>3.5528597</text:p>
          </table:table-cell>
          <table:table-cell table:formula="of:=AVERAGE([.M12:.M21])" office:value-type="float" office:value="2.2606584" calcext:value-type="float">
            <text:p>2.2606584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12:.B21])" office:value-type="float" office:value="0.00414002979189491" calcext:value-type="float">
            <text:p>0.004140029791895</text:p>
          </table:table-cell>
          <table:table-cell table:formula="of:=STDEV([.C12:.C21])" office:value-type="float" office:value="0.00386582468562657" calcext:value-type="float">
            <text:p>0.003865824685627</text:p>
          </table:table-cell>
          <table:table-cell table:number-columns-repeated="2"/>
          <table:table-cell table:formula="of:=STDEV([.F12:.F21])" office:value-type="float" office:value="0.32431294899971" calcext:value-type="float">
            <text:p>0.32431294899971</text:p>
          </table:table-cell>
          <table:table-cell table:formula="of:=STDEV([.G12:.G21])" office:value-type="float" office:value="0.0309300285590984" calcext:value-type="float">
            <text:p>0.030930028559099</text:p>
          </table:table-cell>
          <table:table-cell table:formula="of:=STDEV([.H12:.H21])" office:value-type="float" office:value="2.18482082471932" calcext:value-type="float">
            <text:p>2.18482082471932</text:p>
          </table:table-cell>
          <table:table-cell table:formula="of:=STDEV([.I12:.I21])" office:value-type="float" office:value="1.95289019218139" calcext:value-type="float">
            <text:p>1.95289019218139</text:p>
          </table:table-cell>
          <table:table-cell table:formula="of:=STDEV([.J12:.J21])" office:value-type="float" office:value="0.0250093037852359" calcext:value-type="float">
            <text:p>0.025009303785236</text:p>
          </table:table-cell>
          <table:table-cell table:formula="of:=STDEV([.K12:.K21])" office:value-type="float" office:value="0.0183226639426575" calcext:value-type="float">
            <text:p>0.018322663942658</text:p>
          </table:table-cell>
          <table:table-cell table:formula="of:=STDEV([.L12:.L21])" office:value-type="float" office:value="0.0497545665777971" calcext:value-type="float">
            <text:p>0.049754566577797</text:p>
          </table:table-cell>
          <table:table-cell table:formula="of:=STDEV([.M12:.M21])" office:value-type="float" office:value="0.0335214827940399" calcext:value-type="float">
            <text:p>0.03352148279404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R/W: 4096 Byt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ative Linux</text:p>
          </table:table-cell>
          <table:table-cell/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Hermitux</text:p>
          </table:table-cell>
          <table:table-cell/>
          <table:table-cell office:value-type="string" calcext:value-type="string">
            <text:p>Osv</text:p>
          </table:table-cell>
          <table:table-cell/>
          <table:table-cell office:value-type="string" calcext:value-type="string">
            <text:p>Rump</text:p>
          </table:table-cell>
          <table:table-cell/>
          <table:table-cell office:value-type="string" calcext:value-type="string">
            <text:p>MiniF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/>
          <table:table-cell office:value-type="float" office:value="1.587576" calcext:value-type="float">
            <text:p>1.587576</text:p>
          </table:table-cell>
          <table:table-cell office:value-type="float" office:value="1.092454" calcext:value-type="float">
            <text:p>1.092454</text:p>
          </table:table-cell>
          <table:table-cell office:value-type="float" office:value="2.157668" calcext:value-type="float">
            <text:p>2.157668</text:p>
          </table:table-cell>
          <table:table-cell office:value-type="float" office:value="1.511376" calcext:value-type="float">
            <text:p>1.511376</text:p>
          </table:table-cell>
          <table:table-cell office:value-type="float" office:value="5.481378" calcext:value-type="float">
            <text:p>5.481378</text:p>
          </table:table-cell>
          <table:table-cell office:value-type="float" office:value="4.11449" calcext:value-type="float">
            <text:p>4.11449</text:p>
          </table:table-cell>
          <table:table-cell office:value-type="float" office:value="16.956064" calcext:value-type="float">
            <text:p>16.956064</text:p>
          </table:table-cell>
          <table:table-cell office:value-type="float" office:value="11.340847" calcext:value-type="float">
            <text:p>11.340847</text:p>
          </table:table-cell>
          <table:table-cell office:value-type="float" office:value="20.899727" calcext:value-type="float">
            <text:p>20.899727</text:p>
          </table:table-cell>
          <table:table-cell office:value-type="float" office:value="14.51505" calcext:value-type="float">
            <text:p>14.51505</text:p>
          </table:table-cell>
          <table:table-cell office:value-type="float" office:value="2.598178" calcext:value-type="float">
            <text:p>2.598178</text:p>
          </table:table-cell>
          <table:table-cell office:value-type="float" office:value="1.533029" calcext:value-type="float">
            <text:p>1.533029</text:p>
          </table:table-cell>
        </table:table-row>
        <table:table-row table:style-name="ro1">
          <table:table-cell/>
          <table:table-cell office:value-type="float" office:value="1.637307" calcext:value-type="float">
            <text:p>1.637307</text:p>
          </table:table-cell>
          <table:table-cell office:value-type="float" office:value="1.139008" calcext:value-type="float">
            <text:p>1.139008</text:p>
          </table:table-cell>
          <table:table-cell office:value-type="float" office:value="2.157386" calcext:value-type="float">
            <text:p>2.157386</text:p>
          </table:table-cell>
          <table:table-cell office:value-type="float" office:value="1.511983" calcext:value-type="float">
            <text:p>1.511983</text:p>
          </table:table-cell>
          <table:table-cell office:value-type="float" office:value="5.497398" calcext:value-type="float">
            <text:p>5.497398</text:p>
          </table:table-cell>
          <table:table-cell office:value-type="float" office:value="4.121576" calcext:value-type="float">
            <text:p>4.121576</text:p>
          </table:table-cell>
          <table:table-cell office:value-type="float" office:value="16.977728" calcext:value-type="float">
            <text:p>16.977728</text:p>
          </table:table-cell>
          <table:table-cell office:value-type="float" office:value="11.617755" calcext:value-type="float">
            <text:p>11.617755</text:p>
          </table:table-cell>
          <table:table-cell office:value-type="float" office:value="20.977862" calcext:value-type="float">
            <text:p>20.977862</text:p>
          </table:table-cell>
          <table:table-cell office:value-type="float" office:value="14.575902" calcext:value-type="float">
            <text:p>14.575902</text:p>
          </table:table-cell>
          <table:table-cell office:value-type="float" office:value="2.571362" calcext:value-type="float">
            <text:p>2.571362</text:p>
          </table:table-cell>
          <table:table-cell office:value-type="float" office:value="1.560438" calcext:value-type="float">
            <text:p>1.560438</text:p>
          </table:table-cell>
        </table:table-row>
        <table:table-row table:style-name="ro1">
          <table:table-cell/>
          <table:table-cell office:value-type="float" office:value="1.64295" calcext:value-type="float">
            <text:p>1.64295</text:p>
          </table:table-cell>
          <table:table-cell office:value-type="float" office:value="1.139797" calcext:value-type="float">
            <text:p>1.139797</text:p>
          </table:table-cell>
          <table:table-cell office:value-type="float" office:value="2.160468" calcext:value-type="float">
            <text:p>2.160468</text:p>
          </table:table-cell>
          <table:table-cell office:value-type="float" office:value="1.514329" calcext:value-type="float">
            <text:p>1.514329</text:p>
          </table:table-cell>
          <table:table-cell office:value-type="float" office:value="5.501645" calcext:value-type="float">
            <text:p>5.501645</text:p>
          </table:table-cell>
          <table:table-cell office:value-type="float" office:value="4.121903" calcext:value-type="float">
            <text:p>4.121903</text:p>
          </table:table-cell>
          <table:table-cell office:value-type="float" office:value="16.149945" calcext:value-type="float">
            <text:p>16.149945</text:p>
          </table:table-cell>
          <table:table-cell office:value-type="float" office:value="10.828321" calcext:value-type="float">
            <text:p>10.828321</text:p>
          </table:table-cell>
          <table:table-cell office:value-type="float" office:value="20.896525" calcext:value-type="float">
            <text:p>20.896525</text:p>
          </table:table-cell>
          <table:table-cell office:value-type="float" office:value="14.504268" calcext:value-type="float">
            <text:p>14.504268</text:p>
          </table:table-cell>
          <table:table-cell office:value-type="float" office:value="2.678541" calcext:value-type="float">
            <text:p>2.678541</text:p>
          </table:table-cell>
          <table:table-cell office:value-type="float" office:value="1.631762" calcext:value-type="float">
            <text:p>1.631762</text:p>
          </table:table-cell>
        </table:table-row>
        <table:table-row table:style-name="ro1">
          <table:table-cell/>
          <table:table-cell office:value-type="float" office:value="1.646023" calcext:value-type="float">
            <text:p>1.646023</text:p>
          </table:table-cell>
          <table:table-cell office:value-type="float" office:value="1.140952" calcext:value-type="float">
            <text:p>1.140952</text:p>
          </table:table-cell>
          <table:table-cell office:value-type="float" office:value="2.161645" calcext:value-type="float">
            <text:p>2.161645</text:p>
          </table:table-cell>
          <table:table-cell office:value-type="float" office:value="1.514985" calcext:value-type="float">
            <text:p>1.514985</text:p>
          </table:table-cell>
          <table:table-cell office:value-type="float" office:value="5.4757" calcext:value-type="float">
            <text:p>5.4757</text:p>
          </table:table-cell>
          <table:table-cell office:value-type="float" office:value="4.103029" calcext:value-type="float">
            <text:p>4.103029</text:p>
          </table:table-cell>
          <table:table-cell office:value-type="float" office:value="20.627456" calcext:value-type="float">
            <text:p>20.627456</text:p>
          </table:table-cell>
          <table:table-cell office:value-type="float" office:value="15.665574" calcext:value-type="float">
            <text:p>15.665574</text:p>
          </table:table-cell>
          <table:table-cell office:value-type="float" office:value="21.006621" calcext:value-type="float">
            <text:p>21.006621</text:p>
          </table:table-cell>
          <table:table-cell office:value-type="float" office:value="14.568903" calcext:value-type="float">
            <text:p>14.568903</text:p>
          </table:table-cell>
          <table:table-cell office:value-type="float" office:value="2.574501" calcext:value-type="float">
            <text:p>2.574501</text:p>
          </table:table-cell>
          <table:table-cell office:value-type="float" office:value="1.552511" calcext:value-type="float">
            <text:p>1.552511</text:p>
          </table:table-cell>
        </table:table-row>
        <table:table-row table:style-name="ro1">
          <table:table-cell/>
          <table:table-cell office:value-type="float" office:value="1.647694" calcext:value-type="float">
            <text:p>1.647694</text:p>
          </table:table-cell>
          <table:table-cell office:value-type="float" office:value="1.142232" calcext:value-type="float">
            <text:p>1.142232</text:p>
          </table:table-cell>
          <table:table-cell office:value-type="float" office:value="2.151368" calcext:value-type="float">
            <text:p>2.151368</text:p>
          </table:table-cell>
          <table:table-cell office:value-type="float" office:value="1.513545" calcext:value-type="float">
            <text:p>1.513545</text:p>
          </table:table-cell>
          <table:table-cell office:value-type="float" office:value="5.495763" calcext:value-type="float">
            <text:p>5.495763</text:p>
          </table:table-cell>
          <table:table-cell office:value-type="float" office:value="4.119801" calcext:value-type="float">
            <text:p>4.119801</text:p>
          </table:table-cell>
          <table:table-cell office:value-type="float" office:value="16.071416" calcext:value-type="float">
            <text:p>16.071416</text:p>
          </table:table-cell>
          <table:table-cell office:value-type="float" office:value="11.082713" calcext:value-type="float">
            <text:p>11.082713</text:p>
          </table:table-cell>
          <table:table-cell office:value-type="float" office:value="20.948595" calcext:value-type="float">
            <text:p>20.948595</text:p>
          </table:table-cell>
          <table:table-cell office:value-type="float" office:value="14.541873" calcext:value-type="float">
            <text:p>14.541873</text:p>
          </table:table-cell>
          <table:table-cell office:value-type="float" office:value="2.575285" calcext:value-type="float">
            <text:p>2.575285</text:p>
          </table:table-cell>
          <table:table-cell office:value-type="float" office:value="1.538525" calcext:value-type="float">
            <text:p>1.538525</text:p>
          </table:table-cell>
        </table:table-row>
        <table:table-row table:style-name="ro1">
          <table:table-cell/>
          <table:table-cell office:value-type="float" office:value="1.643913" calcext:value-type="float">
            <text:p>1.643913</text:p>
          </table:table-cell>
          <table:table-cell office:value-type="float" office:value="1.139966" calcext:value-type="float">
            <text:p>1.139966</text:p>
          </table:table-cell>
          <table:table-cell office:value-type="float" office:value="2.155914" calcext:value-type="float">
            <text:p>2.155914</text:p>
          </table:table-cell>
          <table:table-cell office:value-type="float" office:value="1.51245" calcext:value-type="float">
            <text:p>1.51245</text:p>
          </table:table-cell>
          <table:table-cell office:value-type="float" office:value="5.494831" calcext:value-type="float">
            <text:p>5.494831</text:p>
          </table:table-cell>
          <table:table-cell office:value-type="float" office:value="4.122503" calcext:value-type="float">
            <text:p>4.122503</text:p>
          </table:table-cell>
          <table:table-cell office:value-type="float" office:value="15.223254" calcext:value-type="float">
            <text:p>15.223254</text:p>
          </table:table-cell>
          <table:table-cell office:value-type="float" office:value="10.626739" calcext:value-type="float">
            <text:p>10.626739</text:p>
          </table:table-cell>
          <table:table-cell office:value-type="float" office:value="20.916696" calcext:value-type="float">
            <text:p>20.916696</text:p>
          </table:table-cell>
          <table:table-cell office:value-type="float" office:value="14.519857" calcext:value-type="float">
            <text:p>14.519857</text:p>
          </table:table-cell>
          <table:table-cell office:value-type="float" office:value="2.585153" calcext:value-type="float">
            <text:p>2.585153</text:p>
          </table:table-cell>
          <table:table-cell office:value-type="float" office:value="1.536659" calcext:value-type="float">
            <text:p>1.536659</text:p>
          </table:table-cell>
        </table:table-row>
        <table:table-row table:style-name="ro1">
          <table:table-cell/>
          <table:table-cell office:value-type="float" office:value="1.643224" calcext:value-type="float">
            <text:p>1.643224</text:p>
          </table:table-cell>
          <table:table-cell office:value-type="float" office:value="1.13908" calcext:value-type="float">
            <text:p>1.13908</text:p>
          </table:table-cell>
          <table:table-cell office:value-type="float" office:value="2.160771" calcext:value-type="float">
            <text:p>2.160771</text:p>
          </table:table-cell>
          <table:table-cell office:value-type="float" office:value="1.515732" calcext:value-type="float">
            <text:p>1.515732</text:p>
          </table:table-cell>
          <table:table-cell office:value-type="float" office:value="5.501483" calcext:value-type="float">
            <text:p>5.501483</text:p>
          </table:table-cell>
          <table:table-cell office:value-type="float" office:value="4.124213" calcext:value-type="float">
            <text:p>4.124213</text:p>
          </table:table-cell>
          <table:table-cell office:value-type="float" office:value="20.376961" calcext:value-type="float">
            <text:p>20.376961</text:p>
          </table:table-cell>
          <table:table-cell office:value-type="float" office:value="15.318451" calcext:value-type="float">
            <text:p>15.318451</text:p>
          </table:table-cell>
          <table:table-cell office:value-type="float" office:value="20.906933" calcext:value-type="float">
            <text:p>20.906933</text:p>
          </table:table-cell>
          <table:table-cell office:value-type="float" office:value="14.507267" calcext:value-type="float">
            <text:p>14.507267</text:p>
          </table:table-cell>
          <table:table-cell office:value-type="float" office:value="2.596356" calcext:value-type="float">
            <text:p>2.596356</text:p>
          </table:table-cell>
          <table:table-cell office:value-type="float" office:value="1.535447" calcext:value-type="float">
            <text:p>1.535447</text:p>
          </table:table-cell>
        </table:table-row>
        <table:table-row table:style-name="ro1">
          <table:table-cell/>
          <table:table-cell office:value-type="float" office:value="1.644839" calcext:value-type="float">
            <text:p>1.644839</text:p>
          </table:table-cell>
          <table:table-cell office:value-type="float" office:value="1.139388" calcext:value-type="float">
            <text:p>1.139388</text:p>
          </table:table-cell>
          <table:table-cell office:value-type="float" office:value="2.164916" calcext:value-type="float">
            <text:p>2.164916</text:p>
          </table:table-cell>
          <table:table-cell office:value-type="float" office:value="1.519927" calcext:value-type="float">
            <text:p>1.519927</text:p>
          </table:table-cell>
          <table:table-cell office:value-type="float" office:value="5.500871" calcext:value-type="float">
            <text:p>5.500871</text:p>
          </table:table-cell>
          <table:table-cell office:value-type="float" office:value="4.125644" calcext:value-type="float">
            <text:p>4.125644</text:p>
          </table:table-cell>
          <table:table-cell office:value-type="float" office:value="16.514993" calcext:value-type="float">
            <text:p>16.514993</text:p>
          </table:table-cell>
          <table:table-cell office:value-type="float" office:value="10.864383" calcext:value-type="float">
            <text:p>10.864383</text:p>
          </table:table-cell>
          <table:table-cell office:value-type="float" office:value="20.872234" calcext:value-type="float">
            <text:p>20.872234</text:p>
          </table:table-cell>
          <table:table-cell office:value-type="float" office:value="14.495942" calcext:value-type="float">
            <text:p>14.495942</text:p>
          </table:table-cell>
          <table:table-cell office:value-type="float" office:value="2.534563" calcext:value-type="float">
            <text:p>2.534563</text:p>
          </table:table-cell>
          <table:table-cell office:value-type="float" office:value="1.499441" calcext:value-type="float">
            <text:p>1.499441</text:p>
          </table:table-cell>
        </table:table-row>
        <table:table-row table:style-name="ro1">
          <table:table-cell/>
          <table:table-cell office:value-type="float" office:value="1.64284" calcext:value-type="float">
            <text:p>1.64284</text:p>
          </table:table-cell>
          <table:table-cell office:value-type="float" office:value="1.138566" calcext:value-type="float">
            <text:p>1.138566</text:p>
          </table:table-cell>
          <table:table-cell office:value-type="float" office:value="2.159866" calcext:value-type="float">
            <text:p>2.159866</text:p>
          </table:table-cell>
          <table:table-cell office:value-type="float" office:value="1.516024" calcext:value-type="float">
            <text:p>1.516024</text:p>
          </table:table-cell>
          <table:table-cell office:value-type="float" office:value="5.507958" calcext:value-type="float">
            <text:p>5.507958</text:p>
          </table:table-cell>
          <table:table-cell office:value-type="float" office:value="4.131426" calcext:value-type="float">
            <text:p>4.131426</text:p>
          </table:table-cell>
          <table:table-cell office:value-type="float" office:value="19.549457" calcext:value-type="float">
            <text:p>19.549457</text:p>
          </table:table-cell>
          <table:table-cell office:value-type="float" office:value="14.330391" calcext:value-type="float">
            <text:p>14.330391</text:p>
          </table:table-cell>
          <table:table-cell office:value-type="float" office:value="20.882582" calcext:value-type="float">
            <text:p>20.882582</text:p>
          </table:table-cell>
          <table:table-cell office:value-type="float" office:value="14.500518" calcext:value-type="float">
            <text:p>14.500518</text:p>
          </table:table-cell>
          <table:table-cell office:value-type="float" office:value="2.672895" calcext:value-type="float">
            <text:p>2.672895</text:p>
          </table:table-cell>
          <table:table-cell office:value-type="float" office:value="1.604678" calcext:value-type="float">
            <text:p>1.604678</text:p>
          </table:table-cell>
        </table:table-row>
        <table:table-row table:style-name="ro1">
          <table:table-cell/>
          <table:table-cell office:value-type="float" office:value="1.643553" calcext:value-type="float">
            <text:p>1.643553</text:p>
          </table:table-cell>
          <table:table-cell office:value-type="float" office:value="1.139503" calcext:value-type="float">
            <text:p>1.139503</text:p>
          </table:table-cell>
          <table:table-cell office:value-type="float" office:value="2.141588" calcext:value-type="float">
            <text:p>2.141588</text:p>
          </table:table-cell>
          <table:table-cell office:value-type="float" office:value="1.510215" calcext:value-type="float">
            <text:p>1.510215</text:p>
          </table:table-cell>
          <table:table-cell office:value-type="float" office:value="5.504673" calcext:value-type="float">
            <text:p>5.504673</text:p>
          </table:table-cell>
          <table:table-cell office:value-type="float" office:value="4.129191" calcext:value-type="float">
            <text:p>4.129191</text:p>
          </table:table-cell>
          <table:table-cell office:value-type="float" office:value="19.634627" calcext:value-type="float">
            <text:p>19.634627</text:p>
          </table:table-cell>
          <table:table-cell office:value-type="float" office:value="13.083139" calcext:value-type="float">
            <text:p>13.083139</text:p>
          </table:table-cell>
          <table:table-cell office:value-type="float" office:value="20.910963" calcext:value-type="float">
            <text:p>20.910963</text:p>
          </table:table-cell>
          <table:table-cell office:value-type="float" office:value="14.507553" calcext:value-type="float">
            <text:p>14.507553</text:p>
          </table:table-cell>
          <table:table-cell office:value-type="float" office:value="2.605127" calcext:value-type="float">
            <text:p>2.605127</text:p>
          </table:table-cell>
          <table:table-cell office:value-type="float" office:value="1.570582" calcext:value-type="float">
            <text:p>1.57058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1:.B40])" office:value-type="float" office:value="1.6379919" calcext:value-type="float">
            <text:p>1.6379919</text:p>
          </table:table-cell>
          <table:table-cell table:formula="of:=AVERAGE([.C31:.C40])" office:value-type="float" office:value="1.1350946" calcext:value-type="float">
            <text:p>1.1350946</text:p>
          </table:table-cell>
          <table:table-cell table:formula="of:=AVERAGE([.D31:.D40])" office:value-type="float" office:value="2.157159" calcext:value-type="float">
            <text:p>2.157159</text:p>
          </table:table-cell>
          <table:table-cell table:formula="of:=AVERAGE([.E31:.E40])" office:value-type="float" office:value="1.5140566" calcext:value-type="float">
            <text:p>1.5140566</text:p>
          </table:table-cell>
          <table:table-cell table:formula="of:=AVERAGE([.F31:.F40])" office:value-type="float" office:value="5.49617" calcext:value-type="float">
            <text:p>5.49617</text:p>
          </table:table-cell>
          <table:table-cell table:formula="of:=AVERAGE([.G31:.G40])" office:value-type="float" office:value="4.1213776" calcext:value-type="float">
            <text:p>4.1213776</text:p>
          </table:table-cell>
          <table:table-cell table:formula="of:=AVERAGE([.H31:.H40])" office:value-type="float" office:value="17.8081901" calcext:value-type="float">
            <text:p>17.8081901</text:p>
          </table:table-cell>
          <table:table-cell table:formula="of:=AVERAGE([.I31:.I40])" office:value-type="float" office:value="12.4758313" calcext:value-type="float">
            <text:p>12.4758313</text:p>
          </table:table-cell>
          <table:table-cell table:formula="of:=AVERAGE([.J31:.J40])" office:value-type="float" office:value="20.9218738" calcext:value-type="float">
            <text:p>20.9218738</text:p>
          </table:table-cell>
          <table:table-cell table:formula="of:=AVERAGE([.K31:.K40])" office:value-type="float" office:value="14.5237133" calcext:value-type="float">
            <text:p>14.5237133</text:p>
          </table:table-cell>
          <table:table-cell table:formula="of:=AVERAGE([.L31:.L40])" office:value-type="float" office:value="2.5991961" calcext:value-type="float">
            <text:p>2.5991961</text:p>
          </table:table-cell>
          <table:table-cell table:formula="of:=AVERAGE([.M31:.M40])" office:value-type="float" office:value="1.5563072" calcext:value-type="float">
            <text:p>1.5563072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31:.B40])" office:value-type="float" office:value="0.0179170654495155" calcext:value-type="float">
            <text:p>0.017917065449516</text:p>
          </table:table-cell>
          <table:table-cell table:formula="of:=STDEV([.C31:.C40])" office:value-type="float" office:value="0.0150201031598765" calcext:value-type="float">
            <text:p>0.015020103159877</text:p>
          </table:table-cell>
          <table:table-cell table:formula="of:=STDEV([.D31:.D40])" office:value-type="float" office:value="0.00657834389831086" calcext:value-type="float">
            <text:p>0.006578343898311</text:p>
          </table:table-cell>
          <table:table-cell table:formula="of:=STDEV([.E31:.E40])" office:value-type="float" office:value="0.00281191066714431" calcext:value-type="float">
            <text:p>0.002811910667144</text:p>
          </table:table-cell>
          <table:table-cell table:formula="of:=STDEV([.F31:.F40])" office:value-type="float" office:value="0.0101808734945049" calcext:value-type="float">
            <text:p>0.010180873494505</text:p>
          </table:table-cell>
          <table:table-cell table:formula="of:=STDEV([.G31:.G40])" office:value-type="float" office:value="0.00800304789439619" calcext:value-type="float">
            <text:p>0.008003047894396</text:p>
          </table:table-cell>
          <table:table-cell table:formula="of:=STDEV([.H31:.H40])" office:value-type="float" office:value="2.01248676944667" calcext:value-type="float">
            <text:p>2.01248676944667</text:p>
          </table:table-cell>
          <table:table-cell table:formula="of:=STDEV([.I31:.I40])" office:value-type="float" office:value="1.96521473568373" calcext:value-type="float">
            <text:p>1.96521473568373</text:p>
          </table:table-cell>
          <table:table-cell table:formula="of:=STDEV([.J31:.J40])" office:value-type="float" office:value="0.0428704370472504" calcext:value-type="float">
            <text:p>0.042870437047251</text:p>
          </table:table-cell>
          <table:table-cell table:formula="of:=STDEV([.K31:.K40])" office:value-type="float" office:value="0.0286831168539188" calcext:value-type="float">
            <text:p>0.028683116853919</text:p>
          </table:table-cell>
          <table:table-cell table:formula="of:=STDEV([.L31:.L40])" office:value-type="float" office:value="0.044848375854279" calcext:value-type="float">
            <text:p>0.044848375854279</text:p>
          </table:table-cell>
          <table:table-cell table:formula="of:=STDEV([.M31:.M40])" office:value-type="float" office:value="0.0382701672841334" calcext:value-type="float">
            <text:p>0.03827016728413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3"/>
          <table:table-cell table:formula="of:=[.D42]/[.B42]" office:value-type="float" office:value="1.3169533988538" calcext:value-type="float">
            <text:p>1.3169533988538</text:p>
          </table:table-cell>
          <table:table-cell/>
          <table:table-cell table:formula="of:=[.F42]/[.B42]" office:value-type="float" office:value="3.35543173320943" calcext:value-type="float">
            <text:p>3.3554317332094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/00/0000</text:date>, <text:time style:data-style-name="N2" text:time-value="18:03:38.831016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0:39:48.065203667</meta:creation-date>
    <meta:generator>LibreOffice/5.2.7.2$Linux_X86_64 LibreOffice_project/20m0$Build-2</meta:generator>
    <dc:date>2018-07-30T18:17:30.296475880</dc:date>
    <meta:editing-duration>PT21H51M49S</meta:editing-duration>
    <meta:editing-cycles>97</meta:editing-cycles>
    <meta:document-statistic meta:table-count="1" meta:cell-count="324" meta:object-count="0"/>
  </office:meta>
</office:document-meta>
</file>